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@import url('https://fonts.googleapis.com/css2?family=Poppins:wght@400;600;700&amp;family=Roboto:wght@300;400;500&amp;display=swap'); this import ig don;t work properly and show diff in firefox and chrome also color is also not changing when i am tryping any alternatives @import url('https://fonts.googleapis.com/css2?family=Poppins:wght@400;600;700&amp;family=Roboto:wght@300;400;500&amp;display=swap');</text:p>
      <text:p text:style-name="Text_20_body">.main-content {</text:p>
      <text:p text:style-name="Text_20_body">text-align: center;</text:p>
      <text:p text:style-name="Text_20_body">padding: 50px 20px;</text:p>
      <text:p text:style-name="Text_20_body">max-width: 900px;</text:p>
      <text:p text:style-name="Text_20_body">margin: 0 auto;</text:p>
      <text:p text:style-name="Text_20_body">font-family: 'Roboto', sans-serif;</text:p>
      <text:p text:style-name="Text_20_body">color: #333;</text:p>
      <text:p text:style-name="Text_20_body">}</text:p>
      <text:p text:style-name="Text_20_body">.welcome-title {</text:p>
      <text:p text:style-name="Text_20_body">font-family: 'Poppins', sans-serif;</text:p>
      <text:p text:style-name="Text_20_body">font-size: 42px;</text:p>
      <text:p text:style-name="Text_20_body">font-weight: 700;</text:p>
      <text:p text:style-name="Text_20_body">color: #1da50b;</text:p>
      <text:p text:style-name="Text_20_body">text-transform: uppercase;</text:p>
      <text:p text:style-name="Text_20_body">margin-bottom: 10px;</text:p>
      <text:p text:style-name="Text_20_body">}</text:p>
      <text:p text:style-name="Text_20_body">.welcome-subtitle {</text:p>
      <text:p text:style-name="Text_20_body">font-family: 'Poppins', sans-serif;</text:p>
      <text:p text:style-name="Text_20_body">font-size: 24px;</text:p>
      <text:p text:style-name="Text_20_body">font-weight: 600;</text:p>
      <text:p text:style-name="Text_20_body">color: #9c1717;</text:p>
      <text:p text:style-name="Text_20_body">margin-bottom: 20px;</text:p>
      <text:p text:style-name="Text_20_body">}</text:p>
      <text:p text:style-name="Text_20_body">.welcome-text {</text:p>
      <text:p text:style-name="Text_20_body">font-size: 18px;</text:p>
      <text:p text:style-name="Text_20_body">line-height: 1.8;</text:p>
      <text:p text:style-name="Text_20_body">color: #be1b1b;</text:p>
      <text:p text:style-name="Text_20_body">}</text:p>
      <text:p text:style-name="Text_20_body"><text:soft-page-break/>.highlight {</text:p>
      <text:p text:style-name="Text_20_body">color: #008000; /* Green */</text:p>
      <text:p text:style-name="Text_20_body">font-weight: 700;</text:p>
      <text:p text:style-name="Text_20_body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2:32:48.560302271</meta:creation-date>
    <dc:date>2025-02-19T12:32:59.746877689</dc:date>
    <meta:editing-duration>PT13S</meta:editing-duration>
    <meta:editing-cycles>1</meta:editing-cycles>
    <meta:document-statistic meta:table-count="0" meta:image-count="0" meta:object-count="0" meta:page-count="2" meta:paragraph-count="33" meta:word-count="96" meta:character-count="911" meta:non-whitespace-character-count="848"/>
    <meta:generator>LibreOffice/24.2.7.2$Linux_X86_64 LibreOffice_project/420$Build-2</meta:generator>
  </office:meta>
</office:document-meta>
</file>